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adc7" officeooo:paragraph-rsid="0015adc7"/>
    </style:style>
    <style:style style:name="P2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fo:color="#000000" style:font-name="Liberation Serif" fo:font-size="12pt" fo:font-weight="normal" officeooo:rsid="0015adc7" officeooo:paragraph-rsid="0015adc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.106cm" fo:margin-bottom="0.247cm" loext:contextual-spacing="false" style:line-height-at-least="0.503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63efc" officeooo:paragraph-rsid="0015adc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5adc7"/>
    </style:style>
    <style:style style:name="P5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70ddc"/>
    </style:style>
    <style:style style:name="P6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79a2a"/>
    </style:style>
    <style:style style:name="P7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858fc"/>
    </style:style>
    <style:style style:name="P8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958aa"/>
    </style:style>
    <style:style style:name="P9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96057"/>
    </style:style>
    <style:style style:name="P10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b257d"/>
    </style:style>
    <style:style style:name="P11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204ce2"/>
    </style:style>
    <style:style style:name="P12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5adc7" officeooo:paragraph-rsid="0015adc7"/>
    </style:style>
    <style:style style:name="P13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5adc7" officeooo:paragraph-rsid="00170ddc"/>
    </style:style>
    <style:style style:name="P14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70ddc" officeooo:paragraph-rsid="00170ddc"/>
    </style:style>
    <style:style style:name="P15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79a2a" officeooo:paragraph-rsid="00179a2a"/>
    </style:style>
    <style:style style:name="P16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958aa" officeooo:paragraph-rsid="001958aa"/>
    </style:style>
    <style:style style:name="P17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96057" officeooo:paragraph-rsid="00196057"/>
    </style:style>
    <style:style style:name="P18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b257d" officeooo:paragraph-rsid="001b257d"/>
    </style:style>
    <style:style style:name="P19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b257d" officeooo:paragraph-rsid="00204ce2"/>
    </style:style>
    <style:style style:name="P20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b257d" officeooo:paragraph-rsid="0024a4b5"/>
    </style:style>
    <style:style style:name="P21" style:family="paragraph" style:parent-style-name="Standard">
      <style:paragraph-properties fo:margin-left="0cm" fo:margin-right="0cm" fo:margin-top="0.106cm" fo:margin-bottom="0.247cm" loext:contextual-spacing="false" style:line-height-at-least="0.503cm" fo:text-align="center" style:justify-single-word="false" fo:orphans="2" fo:widows="2" fo:text-indent="0cm" style:auto-text-indent="false"/>
      <style:text-properties officeooo:rsid="001b257d" officeooo:paragraph-rsid="00204ce2"/>
    </style:style>
    <style:style style:name="P22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24a4b5" officeooo:paragraph-rsid="0024a4b5"/>
    </style:style>
    <style:style style:name="P23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2bc58e" officeooo:paragraph-rsid="002bc58e"/>
    </style:style>
    <style:style style:name="P24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fo:font-variant="normal" fo:text-transform="none" fo:color="#202124" fo:letter-spacing="normal" officeooo:rsid="000ded8f" officeooo:paragraph-rsid="0027a7a4"/>
    </style:style>
    <style:style style:name="P25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fo:font-variant="normal" fo:text-transform="none" fo:color="#202124" fo:letter-spacing="normal" officeooo:rsid="00370d9f" officeooo:paragraph-rsid="00370d9f"/>
    </style:style>
    <style:style style:name="P26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fo:font-variant="normal" fo:text-transform="none" fo:color="#202124" fo:letter-spacing="normal" officeooo:rsid="003a0a3a" officeooo:paragraph-rsid="003a0a3a"/>
    </style:style>
    <style:style style:name="P27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fo:font-variant="normal" fo:text-transform="none" fo:color="#202124" fo:letter-spacing="normal" fo:font-weight="bold" officeooo:rsid="00370d9f" officeooo:paragraph-rsid="003e66b8" style:font-weight-asian="bold" style:font-weight-complex="bold"/>
    </style:style>
    <style:style style:name="P28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2bc58e"/>
    </style:style>
    <style:style style:name="P29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38b754"/>
    </style:style>
    <style:style style:name="P30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15adc7"/>
    </style:style>
    <style:style style:name="P31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3d7415"/>
    </style:style>
    <style:style style:name="P32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paragraph-rsid="003a0a3a"/>
    </style:style>
    <style:style style:name="P33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24a4b5" officeooo:paragraph-rsid="0024a4b5"/>
    </style:style>
    <style:style style:name="P34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24a4b5" officeooo:paragraph-rsid="0027a7a4"/>
    </style:style>
    <style:style style:name="P35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24a4b5" officeooo:paragraph-rsid="002df081"/>
    </style:style>
    <style:style style:name="P36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b257d" officeooo:paragraph-rsid="00204ce2"/>
    </style:style>
    <style:style style:name="P37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b257d" officeooo:paragraph-rsid="0024a4b5"/>
    </style:style>
    <style:style style:name="P38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b257d" officeooo:paragraph-rsid="0038b754"/>
    </style:style>
    <style:style style:name="P39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196057" officeooo:paragraph-rsid="00308065"/>
    </style:style>
    <style:style style:name="P40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2bc58e" officeooo:paragraph-rsid="002bc58e"/>
    </style:style>
    <style:style style:name="P41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2bc58e" officeooo:paragraph-rsid="0032c12f"/>
    </style:style>
    <style:style style:name="P42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32c12f" officeooo:paragraph-rsid="0032c12f"/>
    </style:style>
    <style:style style:name="P43" style:family="paragraph" style:parent-style-name="Standard">
      <style:paragraph-properties fo:margin-left="0cm" fo:margin-right="0cm" fo:margin-top="0.106cm" fo:margin-bottom="0.247cm" loext:contextual-spacing="false" style:line-height-at-least="0.503cm" fo:text-align="start" style:justify-single-word="false" fo:orphans="2" fo:widows="2" fo:text-indent="0cm" style:auto-text-indent="false"/>
      <style:text-properties officeooo:rsid="0038b754" officeooo:paragraph-rsid="0038b754"/>
    </style:style>
    <style:style style:name="P44" style:family="paragraph" style:parent-style-name="Standard">
      <style:text-properties officeooo:paragraph-rsid="003ca5c3"/>
    </style:style>
    <style:style style:name="P45" style:family="paragraph">
      <style:paragraph-properties style:writing-mode="lr-tb"/>
    </style:style>
    <style:style style:name="P46" style:family="paragraph">
      <loext:graphic-properties draw:fill-color="#ffffff"/>
      <style:paragraph-properties style:writing-mode="lr-tb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 draw:fill-color="#ffffff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style:writing-mode="lr-tb"/>
      <style:text-properties fo:font-size="12pt"/>
    </style:style>
    <style:style style:name="P51" style:family="paragraph">
      <style:paragraph-properties fo:margin-left="0cm" fo:margin-right="0cm" fo:margin-top="0.106cm" fo:margin-bottom="0.247cm" style:line-height-at-least="0.503cm" fo:text-align="center" fo:text-indent="0cm" style:writing-mode="lr-tb"/>
      <style:text-properties fo:font-size="12pt"/>
    </style:style>
    <style:style style:name="P52" style:family="paragraph">
      <loext:graphic-properties draw:fill-color="#ffffff"/>
      <style:paragraph-properties fo:margin-left="0cm" fo:margin-right="0cm" fo:margin-top="0.106cm" fo:margin-bottom="0.247cm" style:line-height-at-least="0.503cm" fo:text-align="center" fo:text-indent="0cm" style:writing-mode="lr-tb"/>
      <style:text-properties fo:font-size="12pt"/>
    </style:style>
    <style:style style:name="P53" style:family="paragraph">
      <style:paragraph-properties fo:margin-left="0cm" fo:margin-right="0cm" fo:margin-top="0.106cm" fo:margin-bottom="0.247cm" style:line-height-at-least="0.503cm" fo:text-align="center" fo:text-indent="0cm" style:writing-mode="lr-tb"/>
    </style:style>
    <style:style style:name="P54" style:family="paragraph">
      <loext:graphic-properties draw:fill-color="#ffffff"/>
      <style:paragraph-properties fo:text-align="center" style:writing-mode="lr-tb"/>
    </style:style>
    <style:style style:name="P55" style:family="paragraph">
      <style:paragraph-properties fo:text-align="center" style:writing-mode="lr-tb"/>
    </style:style>
    <style:style style:name="T1" style:family="text">
      <style:text-properties officeooo:rsid="0015adc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63efc"/>
    </style:style>
    <style:style style:name="T4" style:family="text">
      <style:text-properties fo:font-variant="normal" fo:text-transform="none" fo:letter-spacing="normal" fo:font-style="normal" officeooo:rsid="001958aa"/>
    </style:style>
    <style:style style:name="T5" style:family="text">
      <style:text-properties fo:font-variant="normal" fo:text-transform="none" fo:color="#202124" fo:letter-spacing="normal" officeooo:rsid="00370d9f"/>
    </style:style>
    <style:style style:name="T6" style:family="text">
      <style:text-properties fo:font-variant="normal" fo:text-transform="none" fo:color="#202124" fo:letter-spacing="normal" officeooo:rsid="003bbff9"/>
    </style:style>
    <style:style style:name="T7" style:family="text">
      <style:text-properties fo:font-variant="normal" fo:text-transform="none" fo:color="#202124" fo:letter-spacing="normal" officeooo:rsid="003d7415"/>
    </style:style>
    <style:style style:name="T8" style:family="text">
      <style:text-properties fo:font-variant="normal" fo:text-transform="none" fo:color="#202124" fo:letter-spacing="normal" officeooo:rsid="003ca5c3"/>
    </style:style>
    <style:style style:name="T9" style:family="text">
      <style:text-properties fo:font-variant="normal" fo:text-transform="none" fo:color="#202124" fo:letter-spacing="normal" fo:font-weight="bold" officeooo:rsid="00370d9f" style:font-weight-asian="bold" style:font-weight-complex="bold"/>
    </style:style>
    <style:style style:name="T10" style:family="text">
      <style:text-properties fo:font-variant="normal" fo:text-transform="none" fo:color="#202124" fo:letter-spacing="normal" officeooo:rsid="003e66b8"/>
    </style:style>
    <style:style style:name="T11" style:family="text">
      <style:text-properties fo:font-variant="normal" fo:text-transform="none" fo:color="#202124" fo:letter-spacing="normal" officeooo:rsid="003a0a3a"/>
    </style:style>
    <style:style style:name="T12" style:family="text">
      <style:text-properties fo:font-variant="normal" fo:text-transform="none" fo:color="#202124" fo:letter-spacing="normal" officeooo:rsid="003f45f4"/>
    </style:style>
    <style:style style:name="T13" style:family="text">
      <style:text-properties fo:color="#000000" style:font-name="Liberation Serif" fo:font-size="12pt" fo:font-weight="normal" officeooo:rsid="0015adc7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font-weight="normal" officeooo:rsid="001958aa" style:font-size-asian="12pt" style:font-weight-asian="normal" style:font-size-complex="12pt" style:font-weight-complex="normal"/>
    </style:style>
    <style:style style:name="T15" style:family="text">
      <style:text-properties officeooo:rsid="00170ddc"/>
    </style:style>
    <style:style style:name="T16" style:family="text">
      <style:text-properties officeooo:rsid="00179a2a"/>
    </style:style>
    <style:style style:name="T17" style:family="text">
      <style:text-properties officeooo:rsid="001858fc"/>
    </style:style>
    <style:style style:name="T18" style:family="text">
      <style:text-properties officeooo:rsid="001958aa"/>
    </style:style>
    <style:style style:name="T19" style:family="text">
      <style:text-properties officeooo:rsid="00196057"/>
    </style:style>
    <style:style style:name="T20" style:family="text">
      <style:text-properties officeooo:rsid="001b257d"/>
    </style:style>
    <style:style style:name="T21" style:family="text">
      <style:text-properties officeooo:rsid="001e8ad9"/>
    </style:style>
    <style:style style:name="T22" style:family="text">
      <style:text-properties officeooo:rsid="0024a4b5"/>
    </style:style>
    <style:style style:name="T23" style:family="text">
      <style:text-properties officeooo:rsid="00308065"/>
    </style:style>
    <style:style style:name="T24" style:family="text">
      <style:text-properties officeooo:rsid="0032c12f"/>
    </style:style>
    <style:style style:name="T25" style:family="text">
      <style:text-properties officeooo:rsid="002bc58e"/>
    </style:style>
    <style:style style:name="T26" style:family="text">
      <style:text-properties officeooo:rsid="0038b75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8b754" style:font-weight-asian="bold" style:font-weight-complex="bold"/>
    </style:style>
    <style:style style:name="T29" style:family="text">
      <style:text-properties officeooo:rsid="003bbff9"/>
    </style:style>
    <style:style style:name="T30" style:family="text">
      <style:text-properties officeooo:rsid="003ca5c3"/>
    </style:style>
    <style:style style:name="T31" style:family="text">
      <style:text-properties officeooo:rsid="003d7415"/>
    </style:style>
    <style:style style:name="T32" style:family="text">
      <style:text-properties officeooo:rsid="003e66b8"/>
    </style:style>
    <style:style style:name="T33" style:family="text">
      <style:text-properties fo:font-weight="normal" officeooo:rsid="003ca5c3" style:font-weight-asian="normal" style:font-weight-complex="normal"/>
    </style:style>
    <style:style style:name="T34" style:family="text">
      <style:text-properties fo:font-weight="normal" officeooo:rsid="003e66b8" style:font-weight-asian="normal" style:font-weight-complex="normal"/>
    </style:style>
    <style:style style:name="T35" style:family="text">
      <style:text-properties fo:font-weight="normal" officeooo:rsid="0038b754" style:font-weight-asian="normal" style:font-weight-complex="normal"/>
    </style:style>
    <style:style style:name="T36" style:family="text">
      <style:text-properties fo:font-weight="normal" officeooo:rsid="003d7415" style:font-weight-asian="normal" style:font-weight-complex="normal"/>
    </style:style>
    <style:style style:name="T37" style:family="text">
      <style:text-properties officeooo:rsid="003f45f4"/>
    </style:style>
    <style:style style:name="T38" style:family="text">
      <style:text-properties officeooo:rsid="0042e2b8"/>
    </style:style>
    <style:style style:name="T39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0.669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529cm" fo:min-width="1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0.669cm" fo:min-width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873cm" fo:min-width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423cm" fo:min-width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aula 03:</text:p>
      <text:p text:style-name="P1"/>
      <text:p text:style-name="P3">Hipótese 1:</text:p>
      <text:p text:style-name="P2"><text:span text:style-name="T2">considerando o funcionamento de uma m</text:span><text:span text:style-name="T4">á</text:span><text:span text:style-name="T2">quina de </text:span><text:span text:style-name="T3">T</text:span><text:span text:style-name="T2">uring, composta por somente sua string de entrada e sabendo que seus estados de trabalho, sejam </text:span>aceito | rejeita | executando:</text:p>
      <text:p text:style-name="P4"><text:span text:style-name="T14">Tendo como análise</text:span><text:span text:style-name="T13"> a linguagem L, composto por </text:span>L = { 0<text:span text:style-name="T1">^</text:span>n 1<text:span text:style-name="T1">^</text:span>n | n ≥ 1 }.</text:p>
      <text:p text:style-name="P4"><text:span text:style-name="T26">O</text:span><text:span text:style-name="T1"> uso da m</text:span><text:span text:style-name="T18">á</text:span><text:span text:style-name="T1">quina para tal validação necessita de um marcador “X” </text:span><text:span text:style-name="T26">para entradas 0 e possui um marcador “Y”</text:span><text:span text:style-name="T1"> para </text:span><text:span text:style-name="T26">entradas 1 em </text:span><text:span text:style-name="T1">seu mapeamento.</text:span></text:p>
      <text:p text:style-name="P12"><text:s/>teríamos então que para dada a entrada n pertencente ao conjunto:</text:p>
      <text:p text:style-name="P14">PROVA:</text:p>
      <text:p text:style-name="P13"><text:span text:style-name="T15">Entrada string </text:span>L = <text:span text:style-name="T20">{</text:span>0,1<text:span text:style-name="T20">}</text:span>;</text:p>
      <text:p text:style-name="P12">B<text:span text:style-name="T15">ase:</text:span></text:p>
      <text:p text:style-name="P12"><draw:custom-shape text:anchor-type="paragraph" draw:z-index="1" draw:name="Forma1" draw:style-name="gr9" draw:text-style-name="P46" svg:width="0.98cm" svg:height="0.874cm" svg:x="0.43cm" svg:y="0.018cm"><text:p text:style-name="P55">0</text:p><draw:enhanced-geometry svg:viewBox="0 0 21600 21600" draw:type="rectangle" draw:enhanced-path="M 0 0 L 21600 0 21600 21600 0 21600 0 0 Z N"/></draw:custom-shape><draw:custom-shape text:anchor-type="paragraph" draw:z-index="2" draw:name="Forma1_1" draw:style-name="gr9" draw:text-style-name="P54" svg:width="0.98cm" svg:height="0.874cm" svg:x="2.388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3" draw:name="Forma1_2" draw:style-name="gr9" draw:text-style-name="P46" svg:width="0.98cm" svg:height="0.874cm" svg:x="3.367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4" draw:name="Forma1_3" draw:style-name="gr9" draw:text-style-name="P46" svg:width="0.98cm" svg:height="0.874cm" svg:x="4.346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5" draw:name="Forma1_4" draw:style-name="gr9" draw:text-style-name="P46" svg:width="0.98cm" svg:height="0.874cm" svg:x="5.325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6" draw:name="Forma1_5" draw:style-name="gr9" draw:text-style-name="P46" svg:width="0.98cm" svg:height="0.874cm" svg:x="6.304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0" draw:name="Forma1_0" draw:style-name="gr9" draw:text-style-name="P46" svg:width="0.98cm" svg:height="0.874cm" svg:x="1.409cm" svg:y="0.018cm"><text:p text:style-name="P55">1</text:p><draw:enhanced-geometry svg:viewBox="0 0 21600 21600" draw:type="rectangle" draw:enhanced-path="M 0 0 L 21600 0 21600 21600 0 21600 0 0 Z N"/></draw:custom-shape></text:p>
      <text:p text:style-name="P12"/>
      <text:p text:style-name="P14">O controlador lê a string da esquerda pra direita então onde era 0 passa a ser X e verifica até o próximo dado entrada diferente de 0.</text:p>
      <text:p text:style-name="P14"><draw:custom-shape text:anchor-type="paragraph" draw:z-index="14" draw:name="Forma2" draw:style-name="gr12" draw:text-style-name="P45" svg:width="1.377cm" svg:height="0.424cm" svg:x="-1.501cm" svg:y="0.335cm"><text:p text:style-name="P45">controle</text:p><draw:enhanced-geometry svg:viewBox="0 0 21600 21600" draw:type="rectangle" draw:enhanced-path="M 0 0 L 21600 0 21600 21600 0 21600 0 0 Z N"/></draw:custom-shape><draw:line text:anchor-type="paragraph" draw:z-index="15" draw:name="Forma3" draw:style-name="gr11" draw:text-style-name="P49" svg:x1="-0.125cm" svg:y1="0.432cm" svg:x2="0.88cm" svg:y2="0.432cm"><text:p/></draw:line><draw:line text:anchor-type="paragraph" draw:z-index="16" draw:name="Forma4" draw:style-name="gr10" draw:text-style-name="P49" svg:x1="0.88cm" svg:y1="0.432cm" svg:x2="0.88cm" svg:y2="1.12cm"><text:p/></draw:line></text:p>
      <text:p text:style-name="P14"><draw:custom-shape text:anchor-type="paragraph" draw:z-index="7" draw:name="Forma1_6" draw:style-name="gr9" draw:text-style-name="P54" svg:width="0.98cm" svg:height="0.874cm" svg:x="0.43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8" draw:name="Forma1_7" draw:style-name="gr9" draw:text-style-name="P54" svg:width="0.98cm" svg:height="0.874cm" svg:x="1.409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9" draw:name="Forma1_8" draw:style-name="gr9" draw:text-style-name="P54" svg:width="0.98cm" svg:height="0.874cm" svg:x="2.388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10" draw:name="Forma1_9" draw:style-name="gr9" draw:text-style-name="P54" svg:width="0.98cm" svg:height="0.874cm" svg:x="3.367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11" draw:name="Forma1_10" draw:style-name="gr9" draw:text-style-name="P54" svg:width="0.98cm" svg:height="0.874cm" svg:x="4.346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12" draw:name="Forma1_11" draw:style-name="gr9" draw:text-style-name="P54" svg:width="0.98cm" svg:height="0.874cm" svg:x="5.325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13" draw:name="Forma1_12" draw:style-name="gr9" draw:text-style-name="P54" svg:width="0.98cm" svg:height="0.874cm" svg:x="6.304cm" svg:y="0.018cm"><text:p text:style-name="P53"><text:span text:style-name="T39">⊔</text:span></text:p><draw:enhanced-geometry svg:viewBox="0 0 21600 21600" draw:type="rectangle" draw:enhanced-path="M 0 0 L 21600 0 21600 21600 0 21600 0 0 Z N"/></draw:custom-shape></text:p>
      <text:p text:style-name="P14"/>
      <text:p text:style-name="P5"><text:span text:style-name="T15">neste exemplo o próximo elemento seria no segundo passo da </text:span><text:span text:style-name="T18">fita</text:span><text:span text:style-name="T15">, onde só seria aceito se a entrada for 1 </text:span><text:span text:style-name="T18">do</text:span><text:span text:style-name="T15"> contr</text:span><text:span text:style-name="T18">á</text:span><text:span text:style-name="T15">rio a m</text:span><text:span text:style-name="T18">á</text:span><text:span text:style-name="T15">quina rejeita, </text:span><text:span text:style-name="T26">ou seja marca com Y</text:span><text:span text:style-name="T15">;</text:span></text:p>
      <text:p text:style-name="P14"><draw:custom-shape text:anchor-type="paragraph" draw:z-index="24" draw:name="Forma2_0" draw:style-name="gr12" draw:text-style-name="P45" svg:width="1.377cm" svg:height="0.424cm" svg:x="-1.263cm" svg:y="0.159cm"><text:p text:style-name="P45">controle</text:p><draw:enhanced-geometry svg:viewBox="0 0 21600 21600" draw:type="rectangle" draw:enhanced-path="M 0 0 L 21600 0 21600 21600 0 21600 0 0 Z N"/></draw:custom-shape><draw:line text:anchor-type="paragraph" draw:z-index="25" draw:name="Forma3_0" draw:style-name="gr11" draw:text-style-name="P49" svg:x1="0.113cm" svg:y1="0.37cm" svg:x2="1.806cm" svg:y2="0.37cm"><text:p/></draw:line><draw:line text:anchor-type="paragraph" draw:z-index="26" draw:name="Forma4_0" draw:style-name="gr10" draw:text-style-name="P49" svg:x1="1.806cm" svg:y1="0.37cm" svg:x2="1.806cm" svg:y2="1.005cm"><text:p/></draw:line></text:p>
      <text:p text:style-name="P14"><draw:custom-shape text:anchor-type="paragraph" draw:z-index="17" draw:name="Forma1_13" draw:style-name="gr9" draw:text-style-name="P54" svg:width="0.98cm" svg:height="0.874cm" svg:x="0.43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18" draw:name="Forma1_14" draw:style-name="gr9" draw:text-style-name="P54" svg:width="0.98cm" svg:height="0.874cm" svg:x="1.409cm" svg:y="0.018cm"><text:p text:style-name="P55">Y</text:p><draw:enhanced-geometry svg:viewBox="0 0 21600 21600" draw:type="rectangle" draw:enhanced-path="M 0 0 L 21600 0 21600 21600 0 21600 0 0 Z N"/></draw:custom-shape><draw:custom-shape text:anchor-type="paragraph" draw:z-index="19" draw:name="Forma1_15" draw:style-name="gr9" draw:text-style-name="P54" svg:width="0.98cm" svg:height="0.874cm" svg:x="2.388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20" draw:name="Forma1_16" draw:style-name="gr9" draw:text-style-name="P54" svg:width="0.98cm" svg:height="0.874cm" svg:x="3.367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21" draw:name="Forma1_17" draw:style-name="gr9" draw:text-style-name="P54" svg:width="0.98cm" svg:height="0.874cm" svg:x="4.346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22" draw:name="Forma1_18" draw:style-name="gr9" draw:text-style-name="P54" svg:width="0.98cm" svg:height="0.874cm" svg:x="5.325cm" svg:y="0.018cm"><text:p text:style-name="P53"><text:span text:style-name="T39">⊔</text:span></text:p><draw:enhanced-geometry svg:viewBox="0 0 21600 21600" draw:type="rectangle" draw:enhanced-path="M 0 0 L 21600 0 21600 21600 0 21600 0 0 Z N"/></draw:custom-shape><draw:custom-shape text:anchor-type="paragraph" draw:z-index="23" draw:name="Forma1_19" draw:style-name="gr9" draw:text-style-name="P54" svg:width="0.98cm" svg:height="0.874cm" svg:x="6.304cm" svg:y="0.018cm"><text:p text:style-name="P53"><text:span text:style-name="T39">⊔</text:span></text:p><draw:enhanced-geometry svg:viewBox="0 0 21600 21600" draw:type="rectangle" draw:enhanced-path="M 0 0 L 21600 0 21600 21600 0 21600 0 0 Z N"/></draw:custom-shape></text:p>
      <text:p text:style-name="P14"/>
      <text:p text:style-name="P5"><text:span text:style-name="T15">Neste caso a máquina aceita </text:span><text:span text:style-name="T18">vide </text:span><text:span text:style-name="T15">a entrada coincid</text:span><text:span text:style-name="T18">ir</text:span><text:span text:style-name="T15"> com a esperada e </text:span><text:span text:style-name="T18">por </text:span><text:span text:style-name="T15">cont</text:span><text:span text:style-name="T18">er </text:span><text:span text:style-name="T15">o mesmo número de elementos diferentes que compõe</text:span><text:span text:style-name="T18">m</text:span><text:span text:style-name="T15"> a linguagem.</text:span></text:p>
      <text:p text:style-name="P14">Agora vamos considerar uma entrada maior onde L é composto por L = <text:span text:style-name="T20">{</text:span>0, 0, 0, 1, 1, 1<text:span text:style-name="T20">}</text:span></text:p>
      <text:p text:style-name="P14"><draw:custom-shape text:anchor-type="paragraph" draw:z-index="34" draw:name="Forma2_1" draw:style-name="gr12" draw:text-style-name="P45" svg:width="1.377cm" svg:height="0.424cm" svg:x="-1.263cm" svg:y="0.159cm"><text:p text:style-name="P45">controle</text:p><draw:enhanced-geometry svg:viewBox="0 0 21600 21600" draw:type="rectangle" draw:enhanced-path="M 0 0 L 21600 0 21600 21600 0 21600 0 0 Z N"/></draw:custom-shape><draw:line text:anchor-type="paragraph" draw:z-index="35" draw:name="Forma3_1" draw:style-name="gr11" draw:text-style-name="P49" svg:x1="0.113cm" svg:y1="0.432cm" svg:x2="0.88cm" svg:y2="0.432cm"><text:p/></draw:line><draw:line text:anchor-type="paragraph" draw:z-index="36" draw:name="Forma4_1" draw:style-name="gr10" draw:text-style-name="P49" svg:x1="0.88cm" svg:y1="0.432cm" svg:x2="0.88cm" svg:y2="1.12cm"><text:p/></draw:line></text:p>
      <text:p text:style-name="P14"><draw:custom-shape text:anchor-type="paragraph" draw:z-index="27" draw:name="Forma1_20" draw:style-name="gr9" draw:text-style-name="P54" svg:width="0.98cm" svg:height="0.874cm" svg:x="0.43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28" draw:name="Forma1_21" draw:style-name="gr9" draw:text-style-name="P54" svg:width="0.98cm" svg:height="0.874cm" svg:x="1.409cm" svg:y="0.018cm"><text:p text:style-name="P55">0</text:p><draw:enhanced-geometry svg:viewBox="0 0 21600 21600" draw:type="rectangle" draw:enhanced-path="M 0 0 L 21600 0 21600 21600 0 21600 0 0 Z N"/></draw:custom-shape><draw:custom-shape text:anchor-type="paragraph" draw:z-index="29" draw:name="Forma1_22" draw:style-name="gr9" draw:text-style-name="P54" svg:width="0.98cm" svg:height="0.874cm" svg:x="2.388cm" svg:y="0.018cm"><text:p text:style-name="P55">0</text:p><draw:enhanced-geometry svg:viewBox="0 0 21600 21600" draw:type="rectangle" draw:enhanced-path="M 0 0 L 21600 0 21600 21600 0 21600 0 0 Z N"/></draw:custom-shape><draw:custom-shape text:anchor-type="paragraph" draw:z-index="30" draw:name="Forma1_23" draw:style-name="gr9" draw:text-style-name="P54" svg:width="0.98cm" svg:height="0.874cm" svg:x="3.367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31" draw:name="Forma1_24" draw:style-name="gr9" draw:text-style-name="P54" svg:width="0.98cm" svg:height="0.874cm" svg:x="4.346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32" draw:name="Forma1_25" draw:style-name="gr9" draw:text-style-name="P54" svg:width="0.98cm" svg:height="0.874cm" svg:x="5.325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33" draw:name="Forma1_26" draw:style-name="gr9" draw:text-style-name="P54" svg:width="0.98cm" svg:height="0.874cm" svg:x="6.304cm" svg:y="0.018cm"><text:p text:style-name="P53"><text:span text:style-name="T39">⊔</text:span></text:p><draw:enhanced-geometry svg:viewBox="0 0 21600 21600" draw:type="rectangle" draw:enhanced-path="M 0 0 L 21600 0 21600 21600 0 21600 0 0 Z N"/></draw:custom-shape></text:p>
      <text:p text:style-name="P15"/>
      <text:p text:style-name="P6"><text:span text:style-name="T16">O mapeamento in</text:span><text:span text:style-name="T18">i</text:span><text:span text:style-name="T16">cia com a leitura </text:span><text:span text:style-name="T18">da </text:span><text:span text:style-name="T16">primeira entrada a esquerda e marca com o marcador X, após isto o braço do controle busca novamente um segundo elemento que compõe a linguagem L, sendo assim, temos;</text:span></text:p>
      <text:p text:style-name="P6"/>
      <text:p text:style-name="P6"><draw:custom-shape text:anchor-type="paragraph" draw:z-index="44" draw:name="Forma2_2" draw:style-name="gr12" draw:text-style-name="P45" svg:width="1.377cm" svg:height="0.424cm" svg:x="-1.263cm" svg:y="0.159cm"><text:p text:style-name="P45">controle</text:p><draw:enhanced-geometry svg:viewBox="0 0 21600 21600" draw:type="rectangle" draw:enhanced-path="M 0 0 L 21600 0 21600 21600 0 21600 0 0 Z N"/></draw:custom-shape><draw:line text:anchor-type="paragraph" draw:z-index="45" draw:name="Forma3_2" draw:style-name="gr11" draw:text-style-name="P49" svg:x1="0.113cm" svg:y1="0.432cm" svg:x2="3.606cm" svg:y2="0.432cm"><text:p/></draw:line><draw:line text:anchor-type="paragraph" draw:z-index="46" draw:name="Forma4_2" draw:style-name="gr10" draw:text-style-name="P49" svg:x1="3.605cm" svg:y1="0.432cm" svg:x2="3.605cm" svg:y2="1.376cm"><text:p/></draw:line><text:soft-page-break/></text:p>
      <text:p text:style-name="P6"/>
      <text:p text:style-name="P6"><draw:custom-shape text:anchor-type="paragraph" draw:z-index="37" draw:name="Forma1_27" draw:style-name="gr9" draw:text-style-name="P54" svg:width="0.98cm" svg:height="0.874cm" svg:x="0.43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38" draw:name="Forma1_28" draw:style-name="gr9" draw:text-style-name="P54" svg:width="0.98cm" svg:height="0.874cm" svg:x="1.409cm" svg:y="0.018cm"><text:p text:style-name="P55">0</text:p><draw:enhanced-geometry svg:viewBox="0 0 21600 21600" draw:type="rectangle" draw:enhanced-path="M 0 0 L 21600 0 21600 21600 0 21600 0 0 Z N"/></draw:custom-shape><draw:custom-shape text:anchor-type="paragraph" draw:z-index="39" draw:name="Forma1_29" draw:style-name="gr9" draw:text-style-name="P54" svg:width="0.98cm" svg:height="0.874cm" svg:x="2.388cm" svg:y="0.018cm"><text:p text:style-name="P55">0</text:p><draw:enhanced-geometry svg:viewBox="0 0 21600 21600" draw:type="rectangle" draw:enhanced-path="M 0 0 L 21600 0 21600 21600 0 21600 0 0 Z N"/></draw:custom-shape><draw:custom-shape text:anchor-type="paragraph" draw:z-index="40" draw:name="Forma1_30" draw:style-name="gr9" draw:text-style-name="P54" svg:width="0.98cm" svg:height="0.874cm" svg:x="3.367cm" svg:y="0.018cm"><text:p text:style-name="P55">Y</text:p><draw:enhanced-geometry svg:viewBox="0 0 21600 21600" draw:type="rectangle" draw:enhanced-path="M 0 0 L 21600 0 21600 21600 0 21600 0 0 Z N"/></draw:custom-shape><draw:custom-shape text:anchor-type="paragraph" draw:z-index="41" draw:name="Forma1_31" draw:style-name="gr9" draw:text-style-name="P54" svg:width="0.98cm" svg:height="0.874cm" svg:x="4.346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42" draw:name="Forma1_32" draw:style-name="gr9" draw:text-style-name="P54" svg:width="0.98cm" svg:height="0.874cm" svg:x="5.325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43" draw:name="Forma1_33" draw:style-name="gr9" draw:text-style-name="P54" svg:width="0.98cm" svg:height="0.874cm" svg:x="6.304cm" svg:y="0.018cm"><text:p text:style-name="P53"><text:span text:style-name="T39">⊔</text:span></text:p><draw:enhanced-geometry svg:viewBox="0 0 21600 21600" draw:type="rectangle" draw:enhanced-path="M 0 0 L 21600 0 21600 21600 0 21600 0 0 Z N"/></draw:custom-shape></text:p>
      <text:p text:style-name="P15"/>
      <text:p text:style-name="P15">Assim que o mapeamento é feito e encontrado o elemento 1, a máquina altera o estado da string para <text:span text:style-name="T26">Y</text:span> naquela posição e novamente retorna até o primeiro X encontrado a esquerda, anda mais um passo a direita e encontra novamente o 0;</text:p>
      <text:p text:style-name="P15"><draw:custom-shape text:anchor-type="paragraph" draw:z-index="54" draw:name="Forma2_3" draw:style-name="gr12" draw:text-style-name="P45" svg:width="1.377cm" svg:height="0.424cm" svg:x="-1.263cm" svg:y="0.159cm"><text:p text:style-name="P45">controle</text:p><draw:enhanced-geometry svg:viewBox="0 0 21600 21600" draw:type="rectangle" draw:enhanced-path="M 0 0 L 21600 0 21600 21600 0 21600 0 0 Z N"/></draw:custom-shape><draw:line text:anchor-type="paragraph" draw:z-index="55" draw:name="Forma3_3" draw:style-name="gr11" draw:text-style-name="P49" svg:x1="0.113cm" svg:y1="0.432cm" svg:x2="1.859cm" svg:y2="0.432cm"><text:p/></draw:line><draw:line text:anchor-type="paragraph" draw:z-index="56" draw:name="Forma4_3" draw:style-name="gr10" draw:text-style-name="P49" svg:x1="1.859cm" svg:y1="0.432cm" svg:x2="1.859cm" svg:y2="0.873cm"><text:p/></draw:line></text:p>
      <text:p text:style-name="P15"><draw:custom-shape text:anchor-type="paragraph" draw:z-index="47" draw:name="Forma1_34" draw:style-name="gr9" draw:text-style-name="P54" svg:width="0.98cm" svg:height="0.874cm" svg:x="0.43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48" draw:name="Forma1_35" draw:style-name="gr9" draw:text-style-name="P54" svg:width="0.98cm" svg:height="0.874cm" svg:x="1.409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49" draw:name="Forma1_36" draw:style-name="gr9" draw:text-style-name="P54" svg:width="0.98cm" svg:height="0.874cm" svg:x="2.388cm" svg:y="0.018cm"><text:p text:style-name="P55">0</text:p><draw:enhanced-geometry svg:viewBox="0 0 21600 21600" draw:type="rectangle" draw:enhanced-path="M 0 0 L 21600 0 21600 21600 0 21600 0 0 Z N"/></draw:custom-shape><draw:custom-shape text:anchor-type="paragraph" draw:z-index="50" draw:name="Forma1_37" draw:style-name="gr9" draw:text-style-name="P54" svg:width="0.98cm" svg:height="0.874cm" svg:x="3.367cm" svg:y="0.018cm"><text:p text:style-name="P55">Y</text:p><draw:enhanced-geometry svg:viewBox="0 0 21600 21600" draw:type="rectangle" draw:enhanced-path="M 0 0 L 21600 0 21600 21600 0 21600 0 0 Z N"/></draw:custom-shape><draw:custom-shape text:anchor-type="paragraph" draw:z-index="51" draw:name="Forma1_38" draw:style-name="gr9" draw:text-style-name="P54" svg:width="0.98cm" svg:height="0.874cm" svg:x="4.346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52" draw:name="Forma1_39" draw:style-name="gr9" draw:text-style-name="P54" svg:width="0.98cm" svg:height="0.874cm" svg:x="5.325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53" draw:name="Forma1_40" draw:style-name="gr9" draw:text-style-name="P54" svg:width="0.98cm" svg:height="0.874cm" svg:x="6.304cm" svg:y="0.018cm"><text:p text:style-name="P53"><text:span text:style-name="T39">⊔</text:span></text:p><draw:enhanced-geometry svg:viewBox="0 0 21600 21600" draw:type="rectangle" draw:enhanced-path="M 0 0 L 21600 0 21600 21600 0 21600 0 0 Z N"/></draw:custom-shape></text:p>
      <text:p text:style-name="P15"/>
      <text:p text:style-name="P15"><text:span text:style-name="T26">M</text:span>arcar a string na posição <text:span text:style-name="T26">com X e </text:span>busca <text:span text:style-name="T26">o</text:span> <text:span text:style-name="T26">Y</text:span> a direita que sinaliza <text:span text:style-name="T26">que encontramos o seguinte</text:span> elemento a ser <text:span text:style-name="T26">marcado</text:span>;</text:p>
      <text:p text:style-name="P15"/>
      <text:p text:style-name="P15"><draw:custom-shape text:anchor-type="paragraph" draw:z-index="57" draw:name="Forma2_4" draw:style-name="gr12" draw:text-style-name="P45" svg:width="1.377cm" svg:height="0.424cm" svg:x="-1.263cm" svg:y="0.159cm"><text:p text:style-name="P45">controle</text:p><draw:enhanced-geometry svg:viewBox="0 0 21600 21600" draw:type="rectangle" draw:enhanced-path="M 0 0 L 21600 0 21600 21600 0 21600 0 0 Z N"/></draw:custom-shape><draw:line text:anchor-type="paragraph" draw:z-index="58" draw:name="Forma3_4" draw:style-name="gr11" draw:text-style-name="P49" svg:x1="0.113cm" svg:y1="0.432cm" svg:x2="4.69cm" svg:y2="0.432cm"><text:p/></draw:line><draw:line text:anchor-type="paragraph" draw:z-index="66" draw:name="Forma5" draw:style-name="gr10" draw:text-style-name="P49" svg:x1="4.69cm" svg:y1="0.432cm" svg:x2="4.69cm" svg:y2="1.023cm"><text:p/></draw:line></text:p>
      <text:p text:style-name="P6"><draw:custom-shape text:anchor-type="paragraph" draw:z-index="59" draw:name="Forma1_41" draw:style-name="gr9" draw:text-style-name="P54" svg:width="0.98cm" svg:height="0.874cm" svg:x="0.43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60" draw:name="Forma1_42" draw:style-name="gr9" draw:text-style-name="P54" svg:width="0.98cm" svg:height="0.874cm" svg:x="1.409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61" draw:name="Forma1_43" draw:style-name="gr9" draw:text-style-name="P54" svg:width="0.98cm" svg:height="0.874cm" svg:x="2.388cm" svg:y="0.018cm"><text:p text:style-name="P55">0</text:p><draw:enhanced-geometry svg:viewBox="0 0 21600 21600" draw:type="rectangle" draw:enhanced-path="M 0 0 L 21600 0 21600 21600 0 21600 0 0 Z N"/></draw:custom-shape><draw:custom-shape text:anchor-type="paragraph" draw:z-index="62" draw:name="Forma1_44" draw:style-name="gr9" draw:text-style-name="P54" svg:width="0.98cm" svg:height="0.874cm" svg:x="3.367cm" svg:y="0.018cm"><text:p text:style-name="P55">Y</text:p><draw:enhanced-geometry svg:viewBox="0 0 21600 21600" draw:type="rectangle" draw:enhanced-path="M 0 0 L 21600 0 21600 21600 0 21600 0 0 Z N"/></draw:custom-shape><draw:custom-shape text:anchor-type="paragraph" draw:z-index="63" draw:name="Forma1_45" draw:style-name="gr9" draw:text-style-name="P54" svg:width="0.98cm" svg:height="0.874cm" svg:x="4.346cm" svg:y="0.018cm"><text:p text:style-name="P55">Y</text:p><draw:enhanced-geometry svg:viewBox="0 0 21600 21600" draw:type="rectangle" draw:enhanced-path="M 0 0 L 21600 0 21600 21600 0 21600 0 0 Z N"/></draw:custom-shape><draw:custom-shape text:anchor-type="paragraph" draw:z-index="64" draw:name="Forma1_46" draw:style-name="gr9" draw:text-style-name="P54" svg:width="0.98cm" svg:height="0.874cm" svg:x="5.325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65" draw:name="Forma1_47" draw:style-name="gr9" draw:text-style-name="P54" svg:width="0.98cm" svg:height="0.874cm" svg:x="6.304cm" svg:y="0.018cm"><text:p text:style-name="P53"><text:span text:style-name="T39">⊔</text:span></text:p><draw:enhanced-geometry svg:viewBox="0 0 21600 21600" draw:type="rectangle" draw:enhanced-path="M 0 0 L 21600 0 21600 21600 0 21600 0 0 Z N"/></draw:custom-shape></text:p>
      <text:p text:style-name="P6"/>
      <text:p text:style-name="P7"><text:span text:style-name="T17">O controle retorna a esquerda novamente buscando o marcador X, verifica </text:span><text:span text:style-name="T18">se</text:span><text:span text:style-name="T17"> ainda existe um espaço com o elemento 0 na string e </text:span><text:span text:style-name="T18">se sim</text:span><text:span text:style-name="T17"> </text:span><text:span text:style-name="T18">o </text:span><text:span text:style-name="T17">marca com X;</text:span></text:p>
      <text:p text:style-name="P7"><draw:custom-shape text:anchor-type="paragraph" draw:z-index="67" draw:name="Forma2_5" draw:style-name="gr12" draw:text-style-name="P45" svg:width="1.377cm" svg:height="0.424cm" svg:x="-1.263cm" svg:y="0.159cm"><text:p text:style-name="P45">controle</text:p><draw:enhanced-geometry svg:viewBox="0 0 21600 21600" draw:type="rectangle" draw:enhanced-path="M 0 0 L 21600 0 21600 21600 0 21600 0 0 Z N"/></draw:custom-shape><draw:line text:anchor-type="paragraph" draw:z-index="68" draw:name="Forma3_5" draw:style-name="gr11" draw:text-style-name="P49" svg:x1="0.113cm" svg:y1="0.432cm" svg:x2="2.732cm" svg:y2="0.432cm"><text:p/></draw:line><draw:line text:anchor-type="paragraph" draw:z-index="75" draw:name="Forma5_0" draw:style-name="gr10" draw:text-style-name="P49" svg:x1="2.732cm" svg:y1="0.432cm" svg:x2="2.732cm" svg:y2="0.873cm"><text:p/></draw:line></text:p>
      <text:p text:style-name="P7"><draw:custom-shape text:anchor-type="paragraph" draw:z-index="69" draw:name="Forma1_48" draw:style-name="gr9" draw:text-style-name="P54" svg:width="0.98cm" svg:height="0.874cm" svg:x="0.43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70" draw:name="Forma1_49" draw:style-name="gr9" draw:text-style-name="P54" svg:width="0.98cm" svg:height="0.874cm" svg:x="1.409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71" draw:name="Forma1_50" draw:style-name="gr9" draw:text-style-name="P54" svg:width="0.98cm" svg:height="0.874cm" svg:x="2.388cm" svg:y="0.018cm"><text:p text:style-name="P55">X</text:p><draw:enhanced-geometry svg:viewBox="0 0 21600 21600" draw:type="rectangle" draw:enhanced-path="M 0 0 L 21600 0 21600 21600 0 21600 0 0 Z N"/></draw:custom-shape><draw:custom-shape text:anchor-type="paragraph" draw:z-index="72" draw:name="Forma1_51" draw:style-name="gr9" draw:text-style-name="P54" svg:width="0.98cm" svg:height="0.874cm" svg:x="3.367cm" svg:y="0.018cm"><text:p text:style-name="P55">Y</text:p><draw:enhanced-geometry svg:viewBox="0 0 21600 21600" draw:type="rectangle" draw:enhanced-path="M 0 0 L 21600 0 21600 21600 0 21600 0 0 Z N"/></draw:custom-shape><draw:custom-shape text:anchor-type="paragraph" draw:z-index="73" draw:name="Forma1_52" draw:style-name="gr9" draw:text-style-name="P54" svg:width="0.98cm" svg:height="0.874cm" svg:x="4.346cm" svg:y="0.018cm"><text:p text:style-name="P55">Y</text:p><draw:enhanced-geometry svg:viewBox="0 0 21600 21600" draw:type="rectangle" draw:enhanced-path="M 0 0 L 21600 0 21600 21600 0 21600 0 0 Z N"/></draw:custom-shape><draw:custom-shape text:anchor-type="paragraph" draw:z-index="74" draw:name="Forma1_53" draw:style-name="gr9" draw:text-style-name="P54" svg:width="0.98cm" svg:height="0.874cm" svg:x="5.325cm" svg:y="0.018cm"><text:p text:style-name="P55">1</text:p><draw:enhanced-geometry svg:viewBox="0 0 21600 21600" draw:type="rectangle" draw:enhanced-path="M 0 0 L 21600 0 21600 21600 0 21600 0 0 Z N"/></draw:custom-shape><draw:custom-shape text:anchor-type="paragraph" draw:z-index="86" draw:name="Forma1_54" draw:style-name="gr9" draw:text-style-name="P52" svg:width="0.98cm" svg:height="0.874cm" svg:x="6.304cm" svg:y="0.018cm"><text:p text:style-name="P51"><text:span text:style-name="T39">⊔</text:span></text:p><draw:enhanced-geometry svg:viewBox="0 0 21600 21600" draw:type="rectangle" draw:enhanced-path="M 0 0 L 21600 0 21600 21600 0 21600 0 0 Z N"/></draw:custom-shape></text:p>
      <text:p text:style-name="P7"/>
      <text:p text:style-name="P16"><draw:custom-shape text:anchor-type="paragraph" draw:z-index="76" draw:name="Forma2_6" draw:style-name="gr12" draw:text-style-name="P45" svg:width="1.377cm" svg:height="0.424cm" svg:x="-1.395cm" svg:y="0.9cm"><text:p text:style-name="P45">controle</text:p><draw:enhanced-geometry svg:viewBox="0 0 21600 21600" draw:type="rectangle" draw:enhanced-path="M 0 0 L 21600 0 21600 21600 0 21600 0 0 Z N"/></draw:custom-shape><draw:line text:anchor-type="paragraph" draw:z-index="77" draw:name="Forma3_6" draw:style-name="gr11" draw:text-style-name="P49" svg:x1="-0.205cm" svg:y1="1.067cm" svg:x2="5.616cm" svg:y2="1.067cm"><text:p/></draw:line><draw:custom-shape text:anchor-type="paragraph" draw:z-index="78" draw:name="Forma1_55" draw:style-name="gr9" draw:text-style-name="P54" svg:width="0.98cm" svg:height="0.874cm" svg:x="0.377cm" svg:y="1.393cm"><text:p text:style-name="P55">X</text:p><draw:enhanced-geometry svg:viewBox="0 0 21600 21600" draw:type="rectangle" draw:enhanced-path="M 0 0 L 21600 0 21600 21600 0 21600 0 0 Z N"/></draw:custom-shape><draw:custom-shape text:anchor-type="paragraph" draw:z-index="79" draw:name="Forma1_56" draw:style-name="gr9" draw:text-style-name="P54" svg:width="0.98cm" svg:height="0.874cm" svg:x="1.356cm" svg:y="1.393cm"><text:p text:style-name="P55">X</text:p><draw:enhanced-geometry svg:viewBox="0 0 21600 21600" draw:type="rectangle" draw:enhanced-path="M 0 0 L 21600 0 21600 21600 0 21600 0 0 Z N"/></draw:custom-shape><draw:custom-shape text:anchor-type="paragraph" draw:z-index="80" draw:name="Forma1_57" draw:style-name="gr9" draw:text-style-name="P54" svg:width="0.98cm" svg:height="0.874cm" svg:x="2.335cm" svg:y="1.393cm"><text:p text:style-name="P55">X</text:p><draw:enhanced-geometry svg:viewBox="0 0 21600 21600" draw:type="rectangle" draw:enhanced-path="M 0 0 L 21600 0 21600 21600 0 21600 0 0 Z N"/></draw:custom-shape><draw:custom-shape text:anchor-type="paragraph" draw:z-index="81" draw:name="Forma1_58" draw:style-name="gr9" draw:text-style-name="P54" svg:width="0.98cm" svg:height="0.874cm" svg:x="3.314cm" svg:y="1.393cm"><text:p text:style-name="P55">Y</text:p><draw:enhanced-geometry svg:viewBox="0 0 21600 21600" draw:type="rectangle" draw:enhanced-path="M 0 0 L 21600 0 21600 21600 0 21600 0 0 Z N"/></draw:custom-shape><draw:custom-shape text:anchor-type="paragraph" draw:z-index="82" draw:name="Forma1_59" draw:style-name="gr9" draw:text-style-name="P54" svg:width="0.98cm" svg:height="0.874cm" svg:x="4.293cm" svg:y="1.393cm"><text:p text:style-name="P55">Y</text:p><draw:enhanced-geometry svg:viewBox="0 0 21600 21600" draw:type="rectangle" draw:enhanced-path="M 0 0 L 21600 0 21600 21600 0 21600 0 0 Z N"/></draw:custom-shape><draw:custom-shape text:anchor-type="paragraph" draw:z-index="83" draw:name="Forma1_60" draw:style-name="gr9" draw:text-style-name="P54" svg:width="0.98cm" svg:height="0.874cm" svg:x="5.272cm" svg:y="1.393cm"><text:p text:style-name="P55">Y</text:p><draw:enhanced-geometry svg:viewBox="0 0 21600 21600" draw:type="rectangle" draw:enhanced-path="M 0 0 L 21600 0 21600 21600 0 21600 0 0 Z N"/></draw:custom-shape><draw:custom-shape text:anchor-type="paragraph" draw:z-index="84" draw:name="Forma1_61" draw:style-name="gr9" draw:text-style-name="P54" svg:width="0.98cm" svg:height="0.874cm" svg:x="6.251cm" svg:y="1.393cm"><text:p text:style-name="P53"><text:span text:style-name="T39">⊔</text:span></text:p><draw:enhanced-geometry svg:viewBox="0 0 21600 21600" draw:type="rectangle" draw:enhanced-path="M 0 0 L 21600 0 21600 21600 0 21600 0 0 Z N"/></draw:custom-shape><draw:line text:anchor-type="paragraph" draw:z-index="85" draw:name="Forma5_1" draw:style-name="gr10" draw:text-style-name="P49" svg:x1="5.616cm" svg:y1="1.067cm" svg:x2="5.616cm" svg:y2="1.508cm"><text:p/></draw:line>Novamente o braço do controle percorre a fita a direita buscando o último marcador <text:span text:style-name="T26">Y</text:span>;</text:p>
      <text:p text:style-name="P17"/>
      <text:p text:style-name="P8"/>
      <text:p text:style-name="P16">Feito isto o controle retorna até o in<text:span text:style-name="T19">í</text:span>cio da fita a esquerda buscando um possível elemento 0, ao não encontrar percorre a fita até a direita para garantir que não existem espaços ocupados pelo elemento 1 que não coincidem com os já verificados e marcados, se sim a máquina rejeita, neste exemplo a máquina aceita a string pois todos os espaços ocupados já foram analisados.</text:p>
      <text:p text:style-name="P16">Ou seja, a prova está de acordo com o proposto.</text:p>
      <text:p text:style-name="P16"/>
      <text:p text:style-name="P17">Hipótese 2:</text:p>
      <text:p text:style-name="P9"><text:span text:style-name="T19">Diagrama de estado, para provar o funcionamento da máquina de Turing </text:span><text:span text:style-name="T20">desta maneiras </text:span><text:span text:style-name="T19">temos que </text:span><text:span text:style-name="T20">usar das seguintes definições formais</text:span><text:span text:style-name="T19">:</text:span></text:p>
      <text:p text:style-name="P17"><text:soft-page-break/>Uma máquina de Turing é uma 7-upla (Q, Σ, Γ, 𝛿, q0 , q_aceita, q_rejeita), onde Q, Σ, Γ são conjuntos finitos e </text:p>
      <text:p text:style-name="P17">○ Q é o conjunto de estados em que a máquina pode estar, </text:p>
      <text:p text:style-name="P17">○ Σ é o alfabeto de entrada, que não contém o símbolo ⊔ (célula em branco), </text:p>
      <text:p text:style-name="P17">○ Γ é o alfabeto da fita, que satisfaz ⊔ ∈ Γ e Σ ⊆ Γ, </text:p>
      <text:p text:style-name="P17">○ 𝛿: Q ⨯ Γ → Q ⨯ Γ ⨯ { L, R } é a função de transição, </text:p>
      <text:p text:style-name="P17">○ q0 ∈ Q é o estado inicial da máquina, </text:p>
      <text:p text:style-name="P17">○ q_aceita ∈ Q é o estado de aceitação e </text:p>
      <text:p text:style-name="P17">○ q_rejeita ∈ Q é o estado de rejeição, que é diferente de q_aceita.</text:p>
      <text:p text:style-name="P19"/>
      <text:p text:style-name="P38"><text:s/><text:span text:style-name="T28">Resposta</text:span><text:span text:style-name="T26">:</text:span></text:p>
      <text:p text:style-name="P38">Para tal linguagem a ser provada teríamos</text:p>
      <text:p text:style-name="P11"><text:span text:style-name="T20">○ Σ = { 0, 1} (não contém o símbolo ⊔) e </text:span><text:span text:style-name="T22">string </text:span><text:span text:style-name="T20">L = {0, 0, 1, 1}</text:span></text:p>
      <text:p text:style-name="P19">○ Γ = { 0, 1, <text:span text:style-name="T23">X</text:span>, <text:span text:style-name="T23">Y,</text:span> ⊔ };</text:p>
      <text:p text:style-name="P39">○ q_aceita ∈ Q é o estado de aceitação e </text:p>
      <text:p text:style-name="P39">○ q_rejeita ∈ Q é o estado de rejeição, que é diferente de q_aceita.</text:p>
      <text:p text:style-name="P29"><text:span text:style-name="T26">Sendo assim </text:span>M = ({ q0 , q1 , q2 , q3 , <text:span text:style-name="T38">q4, q5</text:span>}, { 0, 1 }, { 0, 1, <text:span text:style-name="T26">X</text:span>, <text:span text:style-name="T26">Y</text:span>, ⊔ }, 𝛿, q0 , q<text:span text:style-name="T30">4 e q5</text:span>), <text:span text:style-name="T26">onde 𝛿 é descrita pelo diagrama abaixo:</text:span></text:p>
      <text:p text:style-name="P19"/>
      <text:p text:style-name="P21">FUNÇÃO DE TRANSIÇÃO</text:p>
      <text:p text:style-name="P18"><draw:frame text:anchor-type="paragraph" draw:z-index="95" draw:name="Forma8_0" draw:style-name="gr3" draw:text-style-name="P48" svg:width="1.932cm" svg:height="0.583cm" svg:x="6.013cm" svg:y="0.49cm"><draw:text-box><text:p>0→ 0, R</text:p></draw:text-box></draw:frame><draw:frame text:anchor-type="paragraph" draw:z-index="102" draw:name="Forma8_3" draw:style-name="gr3" draw:text-style-name="P50" svg:width="1.932cm" svg:height="0.583cm" svg:x="8.924cm" svg:y="0.402cm"><draw:text-box><text:p><text:span text:style-name="T39">0→ 0, L</text:span></text:p></draw:text-box></draw:frame><draw:line text:anchor-type="paragraph" draw:z-index="105" draw:name="Forma17" draw:style-name="gr4" draw:text-style-name="P49" svg:x1="12.363cm" svg:y1="2.043cm" svg:x2="12.363cm" svg:y2="-0.153cm"><text:p/></draw:line><draw:line text:anchor-type="paragraph" draw:z-index="106" draw:name="Forma18" draw:style-name="gr4" draw:text-style-name="P49" svg:x1="12.363cm" svg:y1="-0.153cm" svg:x2="4.082cm" svg:y2="-0.153cm"><text:p/></draw:line><draw:line text:anchor-type="paragraph" draw:z-index="107" draw:name="Forma36" draw:style-name="gr4" draw:text-style-name="P49" svg:x1="4.082cm" svg:y1="-0.153cm" svg:x2="4.082cm" svg:y2="1.643cm"><text:p/></draw:line><draw:frame text:anchor-type="paragraph" draw:z-index="109" draw:name="Forma8_6" draw:style-name="gr3" draw:text-style-name="P48" svg:width="1.932cm" svg:height="0.583cm" svg:x="8.924cm" svg:y="-0.153cm"><draw:text-box><text:p>Y→ Y, L</text:p></draw:text-box></draw:frame><draw:frame text:anchor-type="paragraph" draw:z-index="108" draw:name="Forma8_5" draw:style-name="gr5" draw:text-style-name="P48" svg:width="1.773cm" svg:height="0.976cm" svg:x="6.013cm" svg:y="0.058cm"><draw:text-box><text:p>Y→ Y, R</text:p><text:p><text:s/></text:p></draw:text-box></draw:frame></text:p>
      <text:p text:style-name="P18"><draw:line text:anchor-type="paragraph" draw:z-index="92" draw:name="Forma10" draw:style-name="gr4" draw:text-style-name="P49" svg:x1="6.674cm" svg:y1="0.852cm" svg:x2="6.436cm" svg:y2="0.217cm"><text:p/></draw:line><draw:line text:anchor-type="paragraph" draw:z-index="93" draw:name="Forma11" draw:style-name="gr4" draw:text-style-name="P49" svg:x1="6.436cm" svg:y1="0.217cm" svg:x2="7.256cm" svg:y2="0.217cm"><text:p/></draw:line><draw:line text:anchor-type="paragraph" draw:z-index="94" draw:name="Forma12" draw:style-name="gr7" draw:text-style-name="P49" svg:x1="7.257cm" svg:y1="0.217cm" svg:x2="7.257cm" svg:y2="0.734cm"><text:p/></draw:line><draw:line text:anchor-type="paragraph" draw:z-index="99" draw:name="Forma10_0" draw:style-name="gr4" draw:text-style-name="P49" svg:x1="9.453cm" svg:y1="0.733cm" svg:x2="9.215cm" svg:y2="0.243cm"><text:p/></draw:line><draw:line text:anchor-type="paragraph" draw:z-index="100" draw:name="Forma15" draw:style-name="gr4" draw:text-style-name="P49" svg:x1="9.215cm" svg:y1="0.243cm" svg:x2="10.088cm" svg:y2="0.261cm"><text:p/></draw:line><draw:line text:anchor-type="paragraph" draw:z-index="101" draw:name="Forma16" draw:style-name="gr7" draw:text-style-name="P49" svg:x1="10.088cm" svg:y1="0.261cm" svg:x2="9.876cm" svg:y2="0.734cm"><text:p/></draw:line><draw:frame text:anchor-type="paragraph" draw:z-index="103" draw:name="Forma8_4" draw:style-name="gr3" draw:text-style-name="P48" svg:width="1.932cm" svg:height="0.583cm" svg:x="10.59cm" svg:y="0.605cm"><draw:text-box><text:p>X→ X, R</text:p></draw:text-box></draw:frame><text:s text:c="7"/></text:p>
      <text:p text:style-name="P10"><draw:custom-shape text:anchor-type="paragraph" draw:z-index="87" draw:name="Forma6" draw:style-name="gr8" draw:text-style-name="P46" svg:width="0.874cm" svg:height="0.944cm" svg:x="3.711cm" svg:y="-0.069cm"><text:p text:style-name="P45">q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0" draw:name="Forma9" draw:style-name="gr7" draw:text-style-name="P49" svg:x1="4.584cm" svg:y1="0.393cm" svg:x2="6.542cm" svg:y2="0.393cm"><text:p/></draw:line><draw:custom-shape text:anchor-type="paragraph" draw:z-index="96" draw:name="Forma6_1" draw:style-name="gr8" draw:text-style-name="P46" svg:width="0.874cm" svg:height="0.944cm" svg:x="9.215cm" svg:y="-0.122cm"><text:p text:style-name="P45">q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8" draw:name="Forma13_0" draw:style-name="gr7" draw:text-style-name="P49" svg:x1="7.31cm" svg:y1="0.34cm" svg:x2="9.294cm" svg:y2="0.358cm"><text:p/></draw:line><draw:frame text:anchor-type="paragraph" draw:z-index="97" draw:name="Forma8_1" draw:style-name="gr3" draw:text-style-name="P48" svg:width="1.932cm" svg:height="0.583cm" svg:x="7.548cm" svg:y="-0.224cm"><draw:text-box><text:p>1→ Y, L</text:p></draw:text-box></draw:frame><draw:line text:anchor-type="paragraph" draw:z-index="104" draw:name="Forma14" draw:style-name="gr4" draw:text-style-name="P49" svg:x1="10.088cm" svg:y1="0.332cm" svg:x2="12.363cm" svg:y2="0.332cm"><text:p/></draw:line><draw:line text:anchor-type="paragraph" draw:z-index="88" draw:name="Forma7" draw:style-name="gr7" draw:text-style-name="P49" svg:x1="2.388cm" svg:y1="0.305cm" svg:x2="3.711cm" svg:y2="0.305cm"><text:p/></draw:line><draw:frame text:anchor-type="paragraph" draw:z-index="89" draw:name="Forma8" draw:style-name="gr3" draw:text-style-name="P48" svg:width="1.588cm" svg:height="0.583cm" svg:x="4.584cm" svg:y="-0.189cm"><draw:text-box><text:p>0→ X, R</text:p></draw:text-box></draw:frame><draw:custom-shape text:anchor-type="paragraph" draw:z-index="91" draw:name="Forma6_0" draw:style-name="gr8" draw:text-style-name="P46" svg:width="0.874cm" svg:height="0.944cm" svg:x="6.436cm" svg:y="-0.122cm"><text:p text:style-name="P45">q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1"><text:s text:c="3"/></text:span></text:p>
      <text:p text:style-name="P35"><draw:line text:anchor-type="paragraph" draw:z-index="110" draw:name="Forma37" draw:style-name="gr7" draw:text-style-name="P49" svg:x1="4.267cm" svg:y1="0.019cm" svg:x2="6.304cm" svg:y2="1.01cm"><text:p/></draw:line><draw:custom-shape text:anchor-type="paragraph" draw:z-index="117" draw:name="Forma6_3" draw:style-name="gr1" draw:text-style-name="P46" svg:width="3.07cm" svg:height="0.944cm" svg:x="9.056cm" svg:y="0.399cm"><text:p text:style-name="P45"><text:s text:c="4"/>q4 ac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Forma6_2" draw:style-name="gr8" draw:text-style-name="P46" svg:width="0.874cm" svg:height="0.944cm" svg:x="6.145cm" svg:y="0.293cm"><text:p text:style-name="P45">q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6" draw:name="Forma31_5" draw:style-name="gr2" draw:text-style-name="P47" svg:width="1.747cm" svg:height="0.729cm" svg:x="7.019cm" svg:y="0.293cm"><draw:text-box draw:corner-radius="0.37cm"><text:p><text:span text:style-name="T39">⊔→ ⊔</text:span><text:span text:style-name="T39">, R</text:span></text:p></draw:text-box></draw:frame><draw:line text:anchor-type="paragraph" draw:z-index="168" draw:name="Forma32" draw:style-name="gr7" draw:text-style-name="P49" svg:x1="4.135cm" svg:y1="0.019cm" svg:x2="4.558cm" svg:y2="2.055cm"><text:p/></draw:line><draw:frame text:anchor-type="paragraph" draw:z-index="170" draw:name="Forma8_18" draw:style-name="gr3" draw:text-style-name="P48" svg:width="1.932cm" svg:height="0.583cm" svg:x="2.203cm" svg:y="0.134cm"><draw:text-box><text:p>1→ 1, R</text:p></draw:text-box></draw:frame><draw:line text:anchor-type="paragraph" draw:z-index="172" draw:name="Forma33" draw:style-name="gr4" draw:text-style-name="P49" svg:x1="7.183cm" svg:y1="-0.176cm" svg:x2="7.183cm" svg:y2="0.142cm"><text:p/></draw:line><draw:line text:anchor-type="paragraph" draw:z-index="173" draw:name="Forma34" draw:style-name="gr4" draw:text-style-name="P49" svg:x1="7.183cm" svg:y1="0.141cm" svg:x2="13.163cm" svg:y2="0.141cm"><text:p/></draw:line><draw:line text:anchor-type="paragraph" draw:z-index="174" draw:name="Forma35" draw:style-name="gr4" draw:text-style-name="P49" svg:x1="13.162cm" svg:y1="0.141cm" svg:x2="13.188cm" svg:y2="2.39cm"><text:p/></draw:line></text:p>
      <text:p text:style-name="P22"><draw:line text:anchor-type="paragraph" draw:z-index="112" draw:name="Forma10_1" draw:style-name="gr4" draw:text-style-name="P49" svg:x1="7.177cm" svg:y1="1.063cm" svg:x2="6.833cm" svg:y2="0.22cm"><text:p/></draw:line><draw:line text:anchor-type="paragraph" draw:z-index="114" draw:name="Forma38" draw:style-name="gr7" draw:text-style-name="P49" svg:x1="6.304cm" svg:y1="1.064cm" svg:x2="6.516cm" svg:y2="0.54cm"><text:p/></draw:line><draw:line text:anchor-type="paragraph" draw:z-index="115" draw:name="Forma7_0" draw:style-name="gr7" draw:text-style-name="P49" svg:x1="7.019cm" svg:y1="0.023cm" svg:x2="9.083cm" svg:y2="0.023cm"><text:p/></draw:line><draw:frame text:anchor-type="paragraph" draw:z-index="169" draw:name="Forma31_1" draw:style-name="gr2" draw:text-style-name="P47" svg:width="1.747cm" svg:height="0.729cm" svg:x="1.991cm" svg:y="-0.139cm"><draw:text-box draw:corner-radius="0.37cm"><text:p><text:span text:style-name="T39">⊔→ ⊔</text:span><text:span text:style-name="T39">, R</text:span></text:p></draw:text-box></draw:frame><draw:frame text:anchor-type="paragraph" draw:z-index="176" draw:name="Forma31_2" draw:style-name="gr2" draw:text-style-name="P47" svg:width="1.747cm" svg:height="0.729cm" svg:x="13.369cm" svg:y="0.152cm"><draw:text-box draw:corner-radius="0.37cm"><text:p><text:span text:style-name="T39">⊔→ ⊔</text:span><text:span text:style-name="T39">, R</text:span></text:p></draw:text-box></draw:frame></text:p>
      <text:p text:style-name="P22"><draw:line text:anchor-type="paragraph" draw:z-index="113" draw:name="Forma10_2" draw:style-name="gr4" draw:text-style-name="P49" svg:x1="7.177cm" svg:y1="0.208cm" svg:x2="6.304cm" svg:y2="0.208cm"><text:p/></draw:line><draw:custom-shape text:anchor-type="paragraph" draw:z-index="171" draw:name="Forma6_11" draw:style-name="gr6" draw:text-style-name="P46" svg:width="2.435cm" svg:height="0.749cm" svg:x="3.579cm" svg:y="0.275cm"><text:p text:style-name="P45"><text:s/>q5 rej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77" draw:name="Forma8_20" draw:style-name="gr5" draw:text-style-name="P48" svg:width="1.773cm" svg:height="0.976cm" svg:x="6.172cm" svg:y="0.161cm"><draw:text-box><text:p>Y→ Y, R</text:p><text:p><text:s/></text:p></draw:text-box></draw:frame></text:p>
      <text:p text:style-name="P43"><draw:line text:anchor-type="paragraph" draw:z-index="175" draw:name="Forma39" draw:style-name="gr4" draw:text-style-name="P49" svg:x1="13.162cm" svg:y1="-0.176cm" svg:x2="6.013cm" svg:y2="-0.176cm"><text:p/></draw:line>Resposta.:</text:p>
      <text:p text:style-name="P43"/>
      <text:p text:style-name="P44"><text:span text:style-name="T27">Passo 1</text:span>: <text:s/><text:span text:style-name="T29">Se o in</text:span><text:span text:style-name="T31">í</text:span><text:span text:style-name="T29">cio for um s</text:span><text:span text:style-name="T31">í</text:span><text:span text:style-name="T29">mbolo diferente de 0, rejeite. Se não escreva X no lugar de 0 e vá para direita até encontrar um simbolo diferente de 0. Se a célula atual for diferente de 1, rejeite. </text:span><text:span text:style-name="T30">Senão escreva Y no lugar de 1 e vá para esquerda até encontrar um simbolo diferente de 0, vá para a direita.</text:span></text:p>
      <text:p text:style-name="P43"><text:soft-page-break/><text:span text:style-name="T27">Passo 2</text:span>: <text:span text:style-name="T30">Se a célula atual contém um simbolo diferente de 0, vá para o passo 3. Senão escreva x no lugar de 0 e vá para direita até encontrar um simbolo diferente de 0 e Y. Se a célula atual contém um simbolo diferente de 1, rejeite. Senão escreva Y no lugar de 1 e vá para esquerda novamente até encontrar um simbolo diferente de 0 e Y. Vá para a célula da direita e repita o Passo 2.</text:span></text:p>
      <text:p text:style-name="P43"><text:span text:style-name="T27">Passo 3</text:span>: <text:span text:style-name="T31">Vá para a direita até encontrar um simbolo diferente de Y. Se a célula atual contém um simbolo diferente de branco, rejeite; senão, aceite.</text:span></text:p>
      <text:p text:style-name="P43"/>
      <text:p text:style-name="P22">Exercício aula 4: </text:p>
      <text:p text:style-name="P42">Definições formais para esta solução</text:p>
      <text:p text:style-name="P42"/>
      <text:p text:style-name="P41">○ Q = (ver próximos slides) </text:p>
      <text:p text:style-name="P41">○ Σ = { 0, 1, # } (não contém o símbolo ⊔) </text:p>
      <text:p text:style-name="P41">○ Γ = { 0, 1, #, <text:span text:style-name="T24">X</text:span>, ⊔ }, </text:p>
      <text:p text:style-name="P41">○ 𝛿: (ver próximos slides) </text:p>
      <text:p text:style-name="P41">○ q0 ∈ Q é o estado inicial da máquina, </text:p>
      <text:p text:style-name="P41">○ q_aceita ∈ Q é o estado de aceitação e </text:p>
      <text:p text:style-name="P41">○ q_rejeita ∈ Q é o estado de rejeição, que é diferente de q_aceita</text:p>
      <text:p text:style-name="P23"/>
      <text:p text:style-name="P23">PROVA</text:p>
      <text:p text:style-name="P28"><text:span text:style-name="T25">Hipótese 1:</text:span></text:p>
      <text:p text:style-name="P28">M = ({ q0 , q1 , q2 , q3 , q4 , q5, <text:span text:style-name="T38">q6, q7</text:span> }, { 0, 1, <text:span text:style-name="T38">#</text:span> }, { 0, 1, <text:span text:style-name="T38">X</text:span>, <text:span text:style-name="T38">Y</text:span>, ⊔ }, 𝛿, q0 , q<text:span text:style-name="T38">6</text:span> , q<text:span text:style-name="T38">7</text:span> ), onde 𝛿 é descrita pelo seguinte diagrama de estados:</text:p>
      <text:p text:style-name="P28"><draw:line text:anchor-type="paragraph" draw:z-index="137" draw:name="Forma22" draw:style-name="gr4" draw:text-style-name="P49" svg:x1="1.806cm" svg:y1="0.252cm" svg:x2="1.806cm" svg:y2="0.331cm"><text:p/></draw:line></text:p>
      <text:p text:style-name="P20">○ <text:span text:style-name="T22">String = {0, 1, 1, 0, 0, 0, #, 0, 1, 1, 0, 0, 0};</text:span></text:p>
      <text:p text:style-name="P20">○ Γ = { 0, 1, <text:span text:style-name="T22"># ,</text:span> <text:span text:style-name="T22">X</text:span>, ⊔ }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line text:anchor-type="paragraph" draw:z-index="139" draw:name="Forma24" draw:style-name="gr4" draw:text-style-name="P49" svg:x1="17.205cm" svg:y1="0.111cm" svg:x2="2.574cm" svg:y2="0.111cm"><text:p/></draw:line><draw:line text:anchor-type="paragraph" draw:z-index="140" draw:name="Forma25" draw:style-name="gr7" draw:text-style-name="P49" svg:x1="2.574cm" svg:y1="0.111cm" svg:x2="2.627cm" svg:y2="3.106cm"><text:p/></draw:line><draw:line text:anchor-type="paragraph" draw:z-index="138" draw:name="Forma23" draw:style-name="gr4" draw:text-style-name="P49" svg:x1="17.205cm" svg:y1="3.604cm" svg:x2="17.205cm" svg:y2="0.111cm"><text:p/></draw:line><text:soft-page-break/></text:p>
      <text:p text:style-name="P20"><draw:frame text:anchor-type="paragraph" draw:z-index="159" draw:name="Forma8_15" draw:style-name="gr3" draw:text-style-name="P48" svg:width="1.588cm" svg:height="0.583cm" svg:x="4.611cm" svg:y="0.437cm"><draw:text-box><text:p>1→ 1, R</text:p></draw:text-box></draw:frame><draw:frame text:anchor-type="paragraph" draw:z-index="163" draw:name="Forma8_19" draw:style-name="gr3" draw:text-style-name="P48" svg:width="1.588cm" svg:height="0.583cm" svg:x="13.316cm" svg:y="0.57cm"><draw:text-box><text:p><text:s/>1→ 1, L</text:p></draw:text-box></draw:frame></text:p>
      <text:p text:style-name="P20"><draw:frame text:anchor-type="paragraph" draw:z-index="125" draw:name="Forma8_7" draw:style-name="gr3" draw:text-style-name="P48" svg:width="1.588cm" svg:height="0.583cm" svg:x="4.611cm" svg:y="0.164cm"><draw:text-box><text:p>0→ 0, R</text:p></draw:text-box></draw:frame><draw:frame text:anchor-type="paragraph" draw:z-index="135" draw:name="Forma8_10" draw:style-name="gr3" draw:text-style-name="P48" svg:width="1.588cm" svg:height="0.583cm" svg:x="10.485cm" svg:y="0.27cm"><draw:text-box><text:p>X→X, L</text:p></draw:text-box></draw:frame><draw:frame text:anchor-type="paragraph" draw:z-index="141" draw:name="Forma8_11" draw:style-name="gr3" draw:text-style-name="P48" svg:width="1.588cm" svg:height="0.583cm" svg:x="13.316cm" svg:y="0.296cm"><draw:text-box><text:p><text:s/>0→ 0, L</text:p></draw:text-box></draw:frame><draw:frame text:anchor-type="paragraph" draw:z-index="160" draw:name="Forma8_16" draw:style-name="gr3" draw:text-style-name="P48" svg:width="1.588cm" svg:height="0.583cm" svg:x="3.023cm" svg:y="0.584cm"><draw:text-box><text:p>1→ X, R</text:p></draw:text-box></draw:frame><draw:frame text:anchor-type="paragraph" draw:z-index="167" draw:name="Forma8_22" draw:style-name="gr3" draw:text-style-name="P48" svg:width="1.588cm" svg:height="0.583cm" svg:x="7.468cm" svg:y="0.173cm"><draw:text-box><text:p>X→X, R</text:p></draw:text-box></draw:frame></text:p>
      <text:p text:style-name="P20"><draw:custom-shape text:anchor-type="paragraph" draw:z-index="118" draw:name="Forma6_4" draw:style-name="gr8" draw:text-style-name="P46" svg:width="0.874cm" svg:height="0.944cm" svg:x="2.097cm" svg:y="0.54cm"><text:p text:style-name="P45">q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name="Forma6_5" draw:style-name="gr8" draw:text-style-name="P46" svg:width="0.874cm" svg:height="0.944cm" svg:x="4.981cm" svg:y="0.51cm"><text:p text:style-name="P45">q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1" draw:name="Forma10_3" draw:style-name="gr4" draw:text-style-name="P49" svg:x1="5.166cm" svg:y1="0.661cm" svg:x2="4.796cm" svg:y2="-0.03cm"><text:p/></draw:line><draw:line text:anchor-type="paragraph" draw:z-index="122" draw:name="Forma10_4" draw:style-name="gr4" draw:text-style-name="P49" svg:x1="5.854cm" svg:y1="-0.03cm" svg:x2="4.796cm" svg:y2="-0.03cm"><text:p/></draw:line><draw:line text:anchor-type="paragraph" draw:z-index="123" draw:name="Forma19_0" draw:style-name="gr7" draw:text-style-name="P49" svg:x1="5.854cm" svg:y1="-0.03cm" svg:x2="5.722cm" svg:y2="0.711cm"><text:p/></draw:line><draw:frame text:anchor-type="paragraph" draw:z-index="124" draw:name="Forma8_2" draw:style-name="gr3" draw:text-style-name="P48" svg:width="1.588cm" svg:height="0.583cm" svg:x="2.97cm" svg:y="0.443cm"><draw:text-box><text:p>0→ X, R</text:p></draw:text-box></draw:frame><draw:frame text:anchor-type="paragraph" draw:z-index="128" draw:name="Forma8_8" draw:style-name="gr3" draw:text-style-name="P48" svg:width="1.588cm" svg:height="0.583cm" svg:x="6.04cm" svg:y="0.499cm"><draw:text-box><text:p>#→ #, R</text:p></draw:text-box></draw:frame><draw:custom-shape text:anchor-type="paragraph" draw:z-index="129" draw:name="Forma6_6" draw:style-name="gr8" draw:text-style-name="P46" svg:width="0.874cm" svg:height="0.944cm" svg:x="7.892cm" svg:y="0.487cm"><text:p text:style-name="P45">q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132" draw:name="Forma10_5" draw:style-name="gr4" draw:text-style-name="P49" svg:x1="10.855cm" svg:y1="0.687cm" svg:x2="10.485cm" svg:y2="-0.004cm"><text:p/></draw:line><draw:line text:anchor-type="paragraph" draw:z-index="133" draw:name="Forma19_4" draw:style-name="gr7" draw:text-style-name="P49" svg:x1="11.622cm" svg:y1="-0.004cm" svg:x2="11.49cm" svg:y2="0.605cm"><text:p/></draw:line><draw:line text:anchor-type="paragraph" draw:z-index="134" draw:name="Forma20" draw:style-name="gr4" draw:text-style-name="P49" svg:x1="10.485cm" svg:y1="-0.004cm" svg:x2="11.623cm" svg:y2="-0.004cm"><text:p/></draw:line><draw:custom-shape text:anchor-type="paragraph" draw:z-index="143" draw:name="Forma6_8" draw:style-name="gr8" draw:text-style-name="P46" svg:width="0.874cm" svg:height="0.944cm" svg:x="13.792cm" svg:y="0.487cm"><text:p text:style-name="P45">q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4" draw:name="Forma10_6" draw:style-name="gr4" draw:text-style-name="P49" svg:x1="13.95cm" svg:y1="0.661cm" svg:x2="13.58cm" svg:y2="-0.03cm"><text:p/></draw:line><draw:line text:anchor-type="paragraph" draw:z-index="145" draw:name="Forma19_5" draw:style-name="gr7" draw:text-style-name="P49" svg:x1="14.665cm" svg:y1="-0.004cm" svg:x2="14.533cm" svg:y2="0.605cm"><text:p/></draw:line><draw:line text:anchor-type="paragraph" draw:z-index="146" draw:name="Forma10_7" draw:style-name="gr4" draw:text-style-name="P49" svg:x1="14.665cm" svg:y1="-0.004cm" svg:x2="13.58cm" svg:y2="-0.03cm"><text:p/></draw:line><draw:frame text:anchor-type="paragraph" draw:z-index="147" draw:name="Forma8_12" draw:style-name="gr3" draw:text-style-name="P48" svg:width="1.588cm" svg:height="0.583cm" svg:x="11.993cm" svg:y="0.464cm"><draw:text-box><text:p>#→ #, L</text:p></draw:text-box></draw:frame><draw:frame text:anchor-type="paragraph" draw:z-index="148" draw:name="Forma8_13" draw:style-name="gr3" draw:text-style-name="P48" svg:width="1.588cm" svg:height="0.583cm" svg:x="15.247cm" svg:y="0.34cm"><draw:text-box><text:p>X→X, R</text:p></draw:text-box></draw:frame><draw:custom-shape text:anchor-type="paragraph" draw:z-index="131" draw:name="Forma6_7" draw:style-name="gr8" draw:text-style-name="P46" svg:width="0.874cm" svg:height="0.944cm" svg:x="10.749cm" svg:y="0.487cm"><text:p text:style-name="P45">q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text:anchor-type="paragraph" draw:z-index="161" draw:name="Forma8_17" draw:style-name="gr3" draw:text-style-name="P48" svg:width="1.588cm" svg:height="0.583cm" svg:x="8.765cm" svg:y="0.446cm"><draw:text-box><text:p><text:s/>0→X, R</text:p></draw:text-box></draw:frame><draw:frame text:anchor-type="paragraph" draw:z-index="162" draw:name="Forma8_9" draw:style-name="gr3" draw:text-style-name="P48" svg:width="1.588cm" svg:height="0.583cm" svg:x="8.765cm" svg:y="-0.101cm"><draw:text-box><text:p><text:s/>1→X, R</text:p></draw:text-box></draw:frame><draw:line text:anchor-type="paragraph" draw:z-index="164" draw:name="Forma29" draw:style-name="gr4" draw:text-style-name="P49" svg:x1="8.024cm" svg:y1="0.666cm" svg:x2="7.468cm" svg:y2="-0.101cm"><text:p/></draw:line><draw:line text:anchor-type="paragraph" draw:z-index="165" draw:name="Forma19_7" draw:style-name="gr7" draw:text-style-name="P49" svg:x1="8.764cm" svg:y1="-0.101cm" svg:x2="8.632cm" svg:y2="0.64cm"><text:p/></draw:line><draw:line text:anchor-type="paragraph" draw:z-index="166" draw:name="Forma30" draw:style-name="gr4" draw:text-style-name="P49" svg:x1="7.468cm" svg:y1="-0.101cm" svg:x2="8.764cm" svg:y2="-0.101cm"><text:p/></draw:line></text:p>
      <text:p text:style-name="P22"><draw:line text:anchor-type="paragraph" draw:z-index="119" draw:name="Forma9_0" draw:style-name="gr7" draw:text-style-name="P49" svg:x1="2.97cm" svg:y1="0.169cm" svg:x2="4.928cm" svg:y2="0.169cm"><text:p/></draw:line><draw:line text:anchor-type="paragraph" draw:z-index="126" draw:name="Forma19_1" draw:style-name="gr7" draw:text-style-name="P49" svg:x1="0.986cm" svg:y1="0.208cm" svg:x2="2.097cm" svg:y2="0.182cm"><text:p/></draw:line><draw:line text:anchor-type="paragraph" draw:z-index="127" draw:name="Forma19_2" draw:style-name="gr7" draw:text-style-name="P49" svg:x1="5.854cm" svg:y1="0.235cm" svg:x2="7.918cm" svg:y2="0.226cm"><text:p/></draw:line><draw:line text:anchor-type="paragraph" draw:z-index="130" draw:name="Forma19_3" draw:style-name="gr7" draw:text-style-name="P49" svg:x1="8.765cm" svg:y1="0.208cm" svg:x2="10.855cm" svg:y2="0.173cm"><text:p/></draw:line><draw:line text:anchor-type="paragraph" draw:z-index="142" draw:name="Forma26" draw:style-name="gr7" draw:text-style-name="P49" svg:x1="11.622cm" svg:y1="0.191cm" svg:x2="13.845cm" svg:y2="0.217cm"><text:p/></draw:line><draw:line text:anchor-type="paragraph" draw:z-index="136" draw:name="Forma21" draw:style-name="gr4" draw:text-style-name="P49" svg:x1="14.665cm" svg:y1="0.182cm" svg:x2="17.205cm" svg:y2="0.182cm"><text:p/></draw:line><text:tab/><text:tab/><text:tab/><text:tab/><text:tab/><text:tab/></text:p>
      <text:p text:style-name="P34"><draw:line text:anchor-type="paragraph" draw:z-index="149" draw:name="Forma27" draw:style-name="gr7" draw:text-style-name="P49" svg:x1="2.732cm" svg:y1="-0.228cm" svg:x2="4.161cm" svg:y2="1.257cm"><text:p/></draw:line><draw:line text:anchor-type="paragraph" draw:z-index="178" draw:name="Forma28_0" draw:style-name="gr4" draw:text-style-name="P49" svg:x1="2.521cm" svg:y1="-0.228cm" svg:x2="2.521cm" svg:y2="4.072cm"><text:p/></draw:line><draw:frame text:anchor-type="paragraph" draw:z-index="179" draw:name="Forma8_21" draw:style-name="gr3" draw:text-style-name="P48" svg:width="1.588cm" svg:height="0.583cm" svg:x="0.933cm" svg:y="0.235cm"><draw:text-box><text:p>#→ #, R</text:p></draw:text-box></draw:frame></text:p>
      <text:p text:style-name="P34"><draw:custom-shape text:anchor-type="paragraph" draw:z-index="150" draw:name="Forma6_9" draw:style-name="gr8" draw:text-style-name="P46" svg:width="0.874cm" svg:height="0.944cm" svg:x="4.029cm" svg:y="0.275cm"><text:p text:style-name="P45">q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1" draw:name="Forma10_8" draw:style-name="gr4" draw:text-style-name="P49" svg:x1="5.484cm" svg:y1="0.011cm" svg:x2="4.664cm" svg:y2="0.276cm"><text:p/></draw:line><draw:line text:anchor-type="paragraph" draw:z-index="153" draw:name="Forma10_9" draw:style-name="gr4" draw:text-style-name="P49" svg:x1="5.484cm" svg:y1="0.011cm" svg:x2="5.484cm" svg:y2="0.955cm"><text:p/></draw:line><draw:frame text:anchor-type="paragraph" draw:z-index="154" draw:name="Forma8_14" draw:style-name="gr3" draw:text-style-name="P48" svg:width="1.588cm" svg:height="0.583cm" svg:x="6.357cm" svg:y="0.164cm"><draw:text-box><text:p>X→X, R</text:p></draw:text-box></draw:frame><draw:frame text:anchor-type="paragraph" draw:z-index="180" draw:name="Forma31_3" draw:style-name="gr2" draw:text-style-name="P47" svg:width="1.747cm" svg:height="0.729cm" svg:x="0.642cm" svg:y="-0.039cm"><draw:text-box draw:corner-radius="0.37cm"><text:p><text:span text:style-name="T39">⊔→ ⊔</text:span><text:span text:style-name="T39">, R</text:span></text:p></draw:text-box></draw:frame></text:p>
      <text:p text:style-name="P34"><draw:line text:anchor-type="paragraph" draw:z-index="152" draw:name="Forma19_6" draw:style-name="gr7" draw:text-style-name="P49" svg:x1="5.484cm" svg:y1="0.099cm" svg:x2="4.902cm" svg:y2="0.099cm"><text:p/></draw:line><draw:line text:anchor-type="paragraph" draw:z-index="156" draw:name="Forma28" draw:style-name="gr4" draw:text-style-name="P49" svg:x1="4.399cm" svg:y1="0.363cm" svg:x2="4.399cm" svg:y2="1.822cm"><text:p/></draw:line></text:p>
      <text:p text:style-name="P24"><draw:frame text:anchor-type="paragraph" draw:z-index="157" draw:name="Forma31_0" draw:style-name="gr2" draw:text-style-name="P47" svg:width="1.747cm" svg:height="0.729cm" svg:x="4.77cm" svg:y="-0.026cm"><draw:text-box draw:corner-radius="0.37cm"><text:p><text:span text:style-name="T39">⊔→ ⊔</text:span><text:span text:style-name="T39">, R</text:span></text:p></draw:text-box></draw:frame><draw:custom-shape text:anchor-type="paragraph" draw:z-index="158" draw:name="Forma6_10" draw:style-name="gr1" draw:text-style-name="P46" svg:width="3.07cm" svg:height="0.944cm" svg:x="7.177cm" svg:y="0.501cm"><text:p text:style-name="P45"><text:s text:c="3"/>q6 ac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line text:anchor-type="paragraph" draw:z-index="155" draw:name="Forma27_0" draw:style-name="gr7" draw:text-style-name="P49" svg:x1="4.399cm" svg:y1="0.111cm" svg:x2="7.23cm" svg:y2="0.111cm"><text:p/></draw:line></text:p>
      <text:p text:style-name="P25"><draw:custom-shape text:anchor-type="paragraph" draw:z-index="181" draw:name="Forma6_12" draw:style-name="gr1" draw:text-style-name="P46" svg:width="3.07cm" svg:height="0.944cm" svg:x="1.171cm" svg:y="-0.205cm"><text:p text:style-name="P45"><text:s text:c="3"/>q7 rej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Sobre o funcionamento do diagrama de mT:</text:p>
      <text:p text:style-name="P25"/>
      <text:p text:style-name="P31"><text:span text:style-name="T9">Passo 1:</text:span><text:span text:style-name="T5"> </text:span><text:span text:style-name="T6">Se o in</text:span><text:span text:style-name="T7">í</text:span><text:span text:style-name="T6">cio for um s</text:span><text:span text:style-name="T7">í</text:span><text:span text:style-name="T6">mbolo diferente de 0 </text:span><text:span text:style-name="T7">ou 1</text:span><text:span text:style-name="T6">, rejeite. Se não escreva X no lugar de 0 </text:span><text:span text:style-name="T7">(ou escreva X no lugar de 1) </text:span><text:span text:style-name="T6">e vá para direita até encontrar um simbolo diferente de 0 </text:span><text:span text:style-name="T7">ou 1(</text:span><text:span text:style-name="T10">para este caso</text:span><text:span text:style-name="T7"> o #), </text:span><text:span text:style-name="T10">vá para direita</text:span><text:span text:style-name="T6">. Se a célula atual for diferente de 1 </text:span><text:span text:style-name="T7">ou 0</text:span><text:span text:style-name="T6">, rejeite. </text:span><text:span text:style-name="T8">Senão escreva </text:span><text:span text:style-name="T7">X</text:span><text:span text:style-name="T8"> no lugar de 1 </text:span><text:span text:style-name="T7">ou 0 </text:span><text:span text:style-name="T8">e vá para esquerda até encontrar um simbolo diferente de 0,</text:span><text:span text:style-name="T7"> 1 </text:span><text:span text:style-name="T10">e #</text:span><text:span text:style-name="T8">, </text:span><text:span text:style-name="T7">(</text:span><text:span text:style-name="T10">agora </text:span><text:span text:style-name="T7">buscamos o X), vá para direita</text:span><text:span text:style-name="T8">.</text:span></text:p>
      <text:p text:style-name="P27">Passo 2: <text:span text:style-name="T33">Se a célula atual contém um simbolo diferente de 0 </text:span><text:span text:style-name="T34">ou 1</text:span><text:span text:style-name="T33">, vá para o passo 3. Senão escreva </text:span><text:span text:style-name="T34">X</text:span><text:span text:style-name="T33"> no lugar de 0 </text:span><text:span text:style-name="T34">ou escreva X no lugar de 1</text:span><text:span text:style-name="T33"> e vá para direita até encontrar um simbolo diferente de 0 e </text:span><text:span text:style-name="T34">1(buscamos por #), após encontrar, vá para direita buscando um simbolo 0 ou 1</text:span><text:span text:style-name="T33">. Se a célula atual contém um simbolo diferente de 1 </text:span><text:span text:style-name="T34">ou 0</text:span><text:span text:style-name="T33">, rejeite. Senão escreva </text:span><text:span text:style-name="T34">X</text:span><text:span text:style-name="T33"> no lugar de 1 </text:span><text:span text:style-name="T34">ou 0</text:span><text:span text:style-name="T33"> e vá para esquerda novamente até encontrar um simbolo diferente de </text:span><text:span text:style-name="T34">X</text:span><text:span text:style-name="T33"> e </text:span><text:span text:style-name="T34">#</text:span><text:span text:style-name="T33">. Vá para a célula da direita e repita o Passo 2.</text:span></text:p>
      <text:p text:style-name="P27">Passo 3: <text:span text:style-name="T35"><text:s/></text:span><text:span text:style-name="T36">Vá para a direita até encontrar um simbolo diferente de </text:span><text:span text:style-name="T34">X e #</text:span><text:span text:style-name="T36">. Se a célula atual contém um simbolo diferente de branco, rejeite; senão, aceite.</text:span></text:p>
      <text:p text:style-name="P25"/>
      <text:p text:style-name="P32"><text:span text:style-name="T11"><text:s/>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23:02:48.896938816</meta:creation-date>
    <dc:date>2021-03-10T17:05:01.791449351</dc:date>
    <meta:editing-duration>PT25M5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5" meta:paragraph-count="64" meta:word-count="1214" meta:character-count="5836" meta:non-whitespace-character-count="4646"/>
  </office:meta>
</office:document-meta>
</file>